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5ba" officeooo:paragraph-rsid="000835ba"/>
    </style:style>
    <style:style style:name="P2" style:family="paragraph" style:parent-style-name="Standard">
      <style:text-properties fo:color="#000000" loext:opacity="100%" style:font-name="Calibri" fo:font-size="12pt" fo:background-color="#ffffff"/>
    </style:style>
    <style:style style:name="P3" style:family="paragraph" style:parent-style-name="Standard">
      <style:text-properties fo:color="#000000" loext:opacity="100%" style:font-name="Calibri" fo:font-size="12pt" officeooo:rsid="000835ba" officeooo:paragraph-rsid="000835ba" fo:background-color="#ffffff"/>
    </style:style>
    <style:style style:name="P4" style:family="paragraph" style:parent-style-name="Text_20_body">
      <style:text-properties fo:color="#000000" loext:opacity="100%" style:font-name="Calibri" fo:font-size="12pt" officeooo:rsid="000835ba" officeooo:paragraph-rsid="000835ba" fo:background-color="#ffffff"/>
    </style:style>
    <style:style style:name="P5" style:family="paragraph" style:parent-style-name="Standard">
      <style:text-properties fo:color="#000000" loext:opacity="100%" style:font-name="Calibri" fo:font-size="12pt" officeooo:rsid="000835ba" officeooo:paragraph-rsid="000872f8" fo:background-color="#ffffff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7" style:family="paragraph" style:parent-style-name="Text_20_body">
      <style:text-properties fo:color="#000000" loext:opacity="100%" style:font-name="Calibri" fo:font-size="12pt" fo:background-color="#ffffff"/>
    </style:style>
    <style:style style:name="P8" style:family="paragraph" style:parent-style-name="Standard">
      <style:text-properties fo:color="#000000" loext:opacity="100%" style:font-name="Calibri" fo:font-size="12pt" style:text-underline-style="solid" style:text-underline-width="auto" style:text-underline-color="font-color" fo:font-weight="bold" officeooo:rsid="000835ba" officeooo:paragraph-rsid="000835ba" fo:background-color="#ffffff" style:font-weight-asian="bold" style:font-weight-complex="bold"/>
    </style:style>
    <style:style style:name="P9" style:family="paragraph" style:parent-style-name="Text_20_body">
      <style:text-properties fo:color="#000000" loext:opacity="100%" style:font-name="Calibri" fo:font-size="12pt" style:text-underline-style="solid" style:text-underline-width="auto" style:text-underline-color="font-color" fo:font-weight="bold" officeooo:rsid="000835ba" officeooo:paragraph-rsid="000835ba" fo:background-color="#ffffff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fo:background-color="#ffffff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Standard">
      <style:text-properties fo:font-size="18pt" fo:font-weight="bold" officeooo:rsid="000835ba" officeooo:paragraph-rsid="000835ba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000000" loext:opacity="100%" style:font-name="Calibri" fo:font-size="12pt" style:text-underline-style="solid" style:text-underline-width="auto" style:text-underline-color="font-color" fo:font-weight="bold" officeooo:rsid="000835ba" officeooo:paragraph-rsid="000872f8" fo:background-color="#ffffff" style:font-weight-asian="bold" style:font-weight-complex="bold"/>
    </style:style>
    <style:style style:name="P14" style:family="paragraph" style:parent-style-name="Standard">
      <style:text-properties fo:color="#000000" loext:opacity="100%" style:font-name="Calibri" fo:font-size="12pt" officeooo:rsid="000835ba" officeooo:paragraph-rsid="000835ba" fo:background-color="#ffffff"/>
    </style:style>
    <style:style style:name="P15" style:family="paragraph" style:parent-style-name="Standard">
      <style:text-properties fo:color="#000000" loext:opacity="100%" style:font-name="Calibri" fo:font-size="12pt" officeooo:rsid="000a67e2" officeooo:paragraph-rsid="000a67e2" fo:background-color="#ffffff"/>
    </style:style>
    <style:style style:name="P16" style:family="paragraph" style:parent-style-name="Standard">
      <style:text-properties fo:color="#000000" loext:opacity="100%" style:font-name="Calibri" fo:font-size="12pt" fo:font-weight="bold" officeooo:rsid="000835ba" officeooo:paragraph-rsid="000835ba" fo:background-color="#ffffff" style:font-weight-asian="bold" style:font-weight-complex="bold"/>
    </style:style>
    <style:style style:name="P17" style:family="paragraph" style:parent-style-name="Standard">
      <style:text-properties fo:color="#000000" loext:opacity="100%" style:font-name="Calibri" fo:font-size="12pt" fo:font-weight="bold" officeooo:rsid="000a67e2" officeooo:paragraph-rsid="000a67e2" fo:background-color="#ffffff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2pt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0" style:family="paragraph" style:parent-style-name="Text_20_body" style:list-style-name="L1">
      <style:text-properties fo:color="#000000" loext:opacity="100%" style:font-name="Calibri" fo:font-size="12pt" fo:background-color="#ffffff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2" style:family="paragraph" style:parent-style-name="Text_20_body" style:list-style-name="L2">
      <style:text-properties fo:color="#000000" loext:opacity="100%" style:font-name="Calibri" fo:font-size="12pt" fo:background-color="#ffffff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4" style:family="paragraph" style:parent-style-name="Text_20_body" style:list-style-name="L3">
      <style:text-properties fo:color="#000000" loext:opacity="100%" style:font-name="Calibri" fo:font-size="12pt" fo:background-color="#ffffff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7" style:family="paragraph" style:parent-style-name="Text_20_body" style:list-style-name="L6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8" style:family="paragraph" style:parent-style-name="Text_20_body" style:list-style-name="L7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29" style:family="paragraph" style:parent-style-name="Text_20_body" style:list-style-name="L8">
      <style:text-properties fo:color="#000000" loext:opacity="100%" style:font-name="Calibri" fo:font-size="12pt" fo:background-color="#ffffff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Calibri" fo:font-size="12pt"/>
    </style:style>
    <style:style style:name="T3" style:family="text">
      <style:text-properties style:text-position="33% 80%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aining Programms::-</text:p>
      <text:p text:style-name="P1"/>
      <text:p text:style-name="P13">03/01/2023 </text:p>
      <text:p text:style-name="P5"><text:line-break/>    1. completed 28 videos of OOPs in java.<text:line-break/>    2. completed the assignment 1 given.</text:p>
      <text:p text:style-name="P3"/>
      <text:p text:style-name="P3"><text:s/><text:span text:style-name="T4">04/01/2023 </text:span></text:p>
      <text:list xml:id="list797992473" text:style-name="L1">
        <text:list-item>
          <text:p text:style-name="P18"><text:span text:style-name="T1">in java<text:line-break/>a. abstraction</text:span> </text:p>
          <text:p text:style-name="P19">b. recursion</text:p>
          <text:p text:style-name="P19">c. arrayList</text:p>
          <text:p text:style-name="P19">d. Linkedlist.</text:p>
          <text:p text:style-name="P19">e. Hashset.</text:p>
          <text:p text:style-name="P20">f. Exception handling</text:p>
        </text:list-item>
      </text:list>
      <text:p text:style-name="P10">   <text:span text:style-name="T2">2. VCS</text:span></text:p>
      <text:p text:style-name="P10">       <text:span text:style-name="T2">a. git</text:span></text:p>
      <text:p text:style-name="P10">       <text:span text:style-name="T2">b. git commands</text:span></text:p>
      <text:p text:style-name="P6"/>
      <text:p text:style-name="P6"/>
      <text:p text:style-name="P8">05/01/2023</text:p>
      <text:p text:style-name="P3"/>
      <text:p text:style-name="P2">Git:- completed</text:p>
      <text:p text:style-name="P2">topics:- commands such as init,commit, push, pull, reverting backs command, merge,rebase, conflict, branching etc.</text:p>
      <text:p text:style-name="P2"/>
      <text:p text:style-name="P2">and also seen some basics of OS.</text:p>
      <text:p text:style-name="P3"/>
      <text:p text:style-name="P8">06/01/2023</text:p>
      <text:p text:style-name="P3"/>
      <text:p text:style-name="P4">OS</text:p>
      <text:list xml:id="list2196744872" text:style-name="L2">
        <text:list-item>
          <text:p text:style-name="P21">linux</text:p>
        </text:list-item>
        <text:list-item>
          <text:p text:style-name="P21">linux command</text:p>
        </text:list-item>
        <text:list-item>
          <text:p text:style-name="P21">practiced some linux command</text:p>
        </text:list-item>
        <text:list-item>
          <text:p text:style-name="P21">given quiz asssigned on linux</text:p>
        </text:list-item>
        <text:list-item>
          <text:p text:style-name="P22">submitted assignment on linux</text:p>
        </text:list-item>
      </text:list>
      <text:p text:style-name="P6">completed the course assigned as OS/Git</text:p>
      <text:p text:style-name="P11"/>
      <text:p text:style-name="P3"/>
      <text:p text:style-name="P8">09/01/2023</text:p>
      <text:p text:style-name="P3"/>
      <text:p text:style-name="P3">almost completed basics of Object oriented</text:p>
      <text:p text:style-name="P2">abstract class,</text:p>
      <text:p text:style-name="P2">interface,</text:p>
      <text:p text:style-name="P2">polymorphism (compile and runtime),</text:p>
      <text:p text:style-name="P2">and </text:p>
      <text:p text:style-name="P2">solved 2 out of 3 questions of assignment</text:p>
      <text:p text:style-name="P2"><text:soft-page-break/>and almost completed 3<text:span text:style-name="T3">rd</text:span> ques.</text:p>
      <text:p text:style-name="P2"/>
      <text:p text:style-name="P8">10/01/2023</text:p>
      <text:p text:style-name="P3"/>
      <text:p text:style-name="P3">solved ques 3 of OOPs assignment</text:p>
      <text:p text:style-name="P2">solved quiz of OOPs assignment</text:p>
      <text:p text:style-name="P2">solved some questions from dietel book</text:p>
      <text:p text:style-name="P2">and taken some overview of Threads.</text:p>
      <text:p text:style-name="P3"/>
      <text:p text:style-name="P3"/>
      <text:p text:style-name="P8">11/01/2023</text:p>
      <text:p text:style-name="P3"/>
      <text:p text:style-name="P3">Strings,</text:p>
      <text:p text:style-name="P2">all functions of string</text:p>
      <text:p text:style-name="P2">types of string classes and their characteristics</text:p>
      <text:p text:style-name="P2">array</text:p>
      <text:p text:style-name="P2">array list</text:p>
      <text:p text:style-name="P2">submitted assignment of oops</text:p>
      <text:p text:style-name="P3"/>
      <text:p text:style-name="P3"/>
      <text:p text:style-name="P8">12/01/2023</text:p>
      <text:p text:style-name="P3"/>
      <text:p text:style-name="P4">Read some concepts of string and array and arraylist</text:p>
      <text:list xml:id="list2168354268" text:style-name="L3">
        <text:list-item>
          <text:p text:style-name="P23">solved some questions on these topics</text:p>
        </text:list-item>
        <text:list-item>
          <text:p text:style-name="P24">studied regular expression i.e chapter 4 of java OOPs</text:p>
        </text:list-item>
      </text:list>
      <text:p text:style-name="P7"/>
      <text:p text:style-name="P9">17/01/2023</text:p>
      <text:p text:style-name="P4">Exception handling</text:p>
      <text:list xml:id="list3077321640" text:style-name="L4">
        <text:list-item>
          <text:p text:style-name="P25">All blocks of exception handling in detail</text:p>
        </text:list-item>
      </text:list>
      <text:list xml:id="list1010287567" text:style-name="L5">
        <text:list-item>
          <text:p text:style-name="P26">difference between throw and throws</text:p>
        </text:list-item>
      </text:list>
      <text:list xml:id="list3301854293" text:style-name="L6">
        <text:list-item>
          <text:p text:style-name="P27">difference between final, finally and finalize</text:p>
        </text:list-item>
      </text:list>
      <text:list xml:id="list3015179160" text:style-name="L7">
        <text:list-item>
          <text:p text:style-name="P28">custom exception</text:p>
        </text:list-item>
      </text:list>
      <text:list xml:id="list3347557998" text:style-name="L8">
        <text:list-item>
          <text:p text:style-name="P29">given 3 quiz</text:p>
        </text:list-item>
      </text:list>
      <text:p text:style-name="P11"/>
      <text:p text:style-name="P8">18/01/2023</text:p>
      <text:p text:style-name="P3"/>
      <text:p text:style-name="P3">Java IO</text:p>
      <text:p text:style-name="P3"/>
      <text:p text:style-name="P3"/>
      <text:p text:style-name="P3"/>
      <text:p text:style-name="P8">19/01/2023</text:p>
      <text:p text:style-name="P3"/>
      <text:p text:style-name="P3">Collections and regex</text:p>
      <text:p text:style-name="P3"/>
      <text:p text:style-name="P3"/>
      <text:p text:style-name="P3"/>
      <text:p text:style-name="P8">22/01/2023</text:p>
      <text:p text:style-name="P3"><text:soft-page-break/></text:p>
      <text:p text:style-name="P3">completed assignment of Exception Handling and half of java IO</text:p>
      <text:p text:style-name="P3"/>
      <text:p text:style-name="P16"/>
      <text:p text:style-name="P17">24/01/2023</text:p>
      <text:p text:style-name="P15"/>
      <text:p text:style-name="P15">completed assignment of I/O</text:p>
      <text:p text:style-name="P15">studied junit tes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8:33:12.567371018</meta:creation-date>
    <dc:date>2023-01-24T19:06:28.422126635</dc:date>
    <meta:editing-duration>PT13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250" meta:character-count="1587" meta:non-whitespace-character-count="1384"/>
  </office:meta>
</office:document-meta>
</file>